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6cm"/>
    </style:style>
    <style:style style:name="co2" style:family="table-column">
      <style:table-column-properties fo:break-before="auto" style:column-width="11.252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8.61cm"/>
    </style:style>
    <style:style style:name="co7" style:family="table-column">
      <style:table-column-properties fo:break-before="auto" style:column-width="0.751cm"/>
    </style:style>
    <style:style style:name="co8" style:family="table-column">
      <style:table-column-properties fo:break-before="auto" style:column-width="0.766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0.787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2.101cm"/>
    </style:style>
    <style:style style:name="co14" style:family="table-column">
      <style:table-column-properties fo:break-before="auto" style:column-width="4.394cm"/>
    </style:style>
    <style:style style:name="co15" style:family="table-column">
      <style:table-column-properties fo:break-before="auto" style:column-width="6.634cm"/>
    </style:style>
    <style:style style:name="co16" style:family="table-column">
      <style:table-column-properties fo:break-before="auto" style:column-width="2.792cm"/>
    </style:style>
    <style:style style:name="co17" style:family="table-column">
      <style:table-column-properties fo:break-before="auto" style:column-width="2.182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10.038cm"/>
    </style:style>
    <style:style style:name="co20" style:family="table-column">
      <style:table-column-properties fo:break-before="auto" style:column-width="7.5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7.999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1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.353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fo:color="#000000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.706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000000" style:text-line-through-style="solid" style:text-line-through-type="double"/>
    </style:style>
    <style:style style:name="ce1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Verdana" fo:language="pt" fo:country="BR" style:font-name-asian="Calibri" style:language-asian="pt" style:country-asian="BR" style:font-name-complex="Verdana" style:language-complex="ar" style:country-complex="SA"/>
    </style:style>
    <style:style style:name="ce1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b2b2b2" fo:border="0.06pt solid #000000"/>
    </style:style>
    <style:style style:name="ce22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b2b2b2" fo:border="0.06pt solid #000000" style:rotation-angle="90"/>
    </style:style>
    <style:style style:name="ce28" style:family="table-cell" style:parent-style-name="Default">
      <style:table-cell-properties fo:background-color="#000000" fo:border="0.06pt solid #000000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34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eeeee" fo:wrap-option="wrap" fo:border="0.06pt solid #000000"/>
    </style:style>
    <style:style style:name="ce37" style:family="table-cell" style:parent-style-name="Default">
      <style:table-cell-properties fo:background-color="#666666"/>
    </style:style>
  </office:automatic-styles>
  <office:body>
    <office:spreadsheet>
      <table:content-validations>
        <table:content-validation table:name="val1" table:condition="of:cell-content-is-in-list(&quot;Aberto&quot;;&quot;Fechado&quot;;&quot;Customizável&quot;)" table:allow-empty-cell="true" table:display-list="unsorted" table:base-cell-address="'Identificação - Resp. do Líder do Projeto'.B27">
          <table:help-message table:title="Legenda" table:display="true">
            <text:p>Aberto – Iplanrio possui os fontes e conhecimento para intervir na aplicação.</text:p>
            <text:p>Fechado – Iplanrio não tem os fontes ou conhecimento para intervir na aplicação.</text:p>
            <text:p>Customizável – Iplanrio não tem os fontes porém pode intervir na aplicação por parâmetros, arquivos de configuração, etc.</text:p>
          </table:help-message>
          <table:error-message table:message-type="stop" table:display="true"/>
        </table:content-validation>
        <table:content-validation table:name="val2" table:condition="of:cell-content-is-in-list(&quot;Clipper/Harbour&quot;;&quot;Cobol/Linc&quot;;&quot;Delphi&quot;;&quot;Java&quot;;&quot;PHP&quot;;&quot;Visual Basic&quot;;&quot;.NET&quot;;&quot;Não se aplica&quot;;&quot;Outras (especificar)&quot;)" table:allow-empty-cell="true" table:display-list="unsorted" table:base-cell-address="'Identificação - Resp. do Líder do Projeto'.B28">
          <table:help-message table:title="Ajuda" table:display="true">
            <text:p>Linguagem em que o sistema foi construido</text:p>
          </table:help-message>
          <table:error-message table:message-type="stop" table:display="true"/>
        </table:content-validation>
        <table:content-validation table:name="val3" table:base-cell-address="'Identificação - Resp. do Líder do Projeto'.B29">
          <table:help-message table:title="Outra" table:display="true">
            <text:p>Se escolhido outra no campo acima, favor especificar neste campo.</text:p>
          </table:help-message>
          <table:error-message table:message-type="stop" table:display="true"/>
        </table:content-validation>
        <table:content-validation table:name="val4" table:base-cell-address="'Identificação - Resp. do Líder do Projeto'.B30">
          <table:help-message table:title="Exemplos" table:display="true">
            <text:p>Java 1.6</text:p>
            <text:p>Java 1.7</text:p>
            <text:p>Dotnet 2.0</text:p>
            <text:p>Dotnet 4.0</text:p>
            <text:p>Delphi 7</text:p>
            <text:p>Etc.</text:p>
          </table:help-message>
          <table:error-message table:message-type="stop" table:display="true"/>
        </table:content-validation>
        <table:content-validation table:name="val5" table:condition="of:cell-content-is-in-list(&quot;Não Usa&quot;;&quot;Maverick&quot;;&quot;Fusion&quot;;&quot;Sharepoint&quot;;&quot;Eportal&quot;;&quot;ArcGis&quot;;&quot;Liferay&quot;;&quot;CKAN&quot;;&quot;Moodle&quot;)" table:allow-empty-cell="false" table:display-list="unsorted" table:base-cell-address="'Identificação - Resp. do Líder do Projeto'.B31">
          <table:help-message table:title="Ajuda" table:display="true">
            <text:p>Se o sistema utiliza alguma plataforma padrão de desenvolvimento especificar neste campo, caso contrario selecionar a opção Não Utiliza.</text:p>
          </table:help-message>
          <table:error-message table:message-type="stop" table:display="true"/>
        </table:content-validation>
        <table:content-validation table:name="val6" table:condition="of:cell-content-is-in-list(&quot;DMS II&quot;;&quot;Oracle&quot;;&quot;SQLServer&quot;;&quot;MySql&quot;;&quot;Não suportado (especificar)&quot;)" table:allow-empty-cell="true" table:display-list="unsorted" table:base-cell-address="'Identificação - Resp. do Líder do Projeto'.B32">
          <table:help-message table:title="Ajuda" table:display="true">
            <text:p>Informar o tipo de SGBD qual o sistema utiliza para persistencia dos seus dados.</text:p>
          </table:help-message>
          <table:error-message table:message-type="stop" table:display="true"/>
        </table:content-validation>
        <table:content-validation table:name="val7" table:base-cell-address="'Identificação - Resp. do Líder do Projeto'.B33">
          <table:help-message table:title="Não suportado pela DOP." table:display="true">
            <text:p>Se escolhido Não suportado no campo acima, favor especificar o banco de dados neste campo.</text:p>
          </table:help-message>
          <table:error-message table:message-type="stop" table:display="true"/>
        </table:content-validation>
        <table:content-validation table:name="val8" table:base-cell-address="'Identificação - Resp. do Líder do Projeto'.B34">
          <table:help-message table:title="Exemplos" table:display="true">
            <text:p>SQL Server 2005</text:p>
            <text:p>Oracle 11g</text:p>
            <text:p>Oracle8i</text:p>
            <text:p>Etc.</text:p>
          </table:help-message>
          <table:error-message table:message-type="stop" table:display="true"/>
        </table:content-validation>
        <table:content-validation table:name="val9" table:condition="of:cell-content-is-in-list(&quot;Aberto&quot;;&quot;Fechado&quot;;&quot;Customizável&quot;)" table:allow-empty-cell="true" table:display-list="unsorted" table:base-cell-address="'Identificação - Resp. do Líder do Projeto'.B27">
          <table:help-message table:title="Legenda" table:display="true">
            <text:p>Aberto – Iplanrio possui os fontes e conhecimento para intervir na aplicação.</text:p>
            <text:p>Fechado – Iplanrio não tem os fontes ou conhecimento para intervir na aplicação.</text:p>
            <text:p>Customizável – Iplanrio não tem os fontes porém pode intervir na aplicação por parametros, arquivos de configuração, etc.</text:p>
          </table:help-message>
          <table:error-message table:message-type="stop" table:display="true"/>
        </table:content-validation>
        <table:content-validation table:name="val10" table:base-cell-address="'Interfaces de Integração - Resp. do Líder do Projeto'.B1">
          <table:help-message table:title="Razão: Razão da Integração de Sistemas" table:display="true">
            <text:p>Consulta – O dado é utilizado no momento da consulta. É usado para apresentação para o usuário ou como parâmetro em operação ou transação e não é um dado de referência como descrito abaixo. Pode existir processamento local e acesso a múltiplas origens</text:p>
            <text:p>Referência – Existe necessidade de armazenar a relação entre um dado existente em outro sistema com um dado da aplicação. Esta relação poderá ser usada para relatórios e processamento da aplicação e, o campo de referência, passa a fazer parte dos dados da aplicação</text:p>
            <text:p>Processamento remoto – Existe lógica de negócio sendo realizada na aplicação destino (sem persistência)</text:p>
            <text:p>Processamento remoto com persistência – Existe lógica de negócio sendo realizada na aplicação destino (com persistência)</text:p>
            <text:p>Espelhamento – Espelha fisicamente duas bases de dados. Sincronização em tempo real</text:p>
            <text:p>Replicação – Sincronizar bases de dados, em um sentido, periodicamente, com alguma transformação nos dados ou não</text:p>
            <text:p>Sincronização – Sincronizar bases de dados, nos dois sentidos, periodicamente, com alguma transformação nos dados ou não</text:p>
            <text:p>Consolidação – Realiza a consolidação de grandes volumes de dados em duas ou mais bases de informação (ex. BI). Usualmente realizada para relatórios ou para prover uma visão única de dado distribuído</text:p>
          </table:help-message>
          <table:error-message table:message-type="stop" table:display="true"/>
        </table:content-validation>
        <table:content-validation table:name="val11" table:base-cell-address="'Interfaces de Integração - Resp. do Líder do Projeto'.B3">
          <table:help-message table:title="Razão da Integração de Sistemas" table:display="true">
            <text:p>Consulta – O dado é utilizado no momento da consulta. É usado para apresentação para o usuário ou como parâmetro em operação ou transação e não é um dado de referência como descrito abaixo. Pode existir processamento local e acesso a múltiplas origens</text:p>
            <text:p>Referência – Existe necessidade de armazenar a relação entre um dado existente em outro sistema com um dado da aplicação. Esta relação poderá ser usada para relatórios e processamento da aplicação e, o campo de referência, passa a fazer parte dos dados da aplicação</text:p>
            <text:p>Processamento remoto – Existe lógica de negócio sendo realizada na aplicação destino (sem persistência)</text:p>
            <text:p>Processamento remoto com persistência – Existe lógica de negócio sendo realizada na aplicação destino (com persistência)</text:p>
            <text:p>Espelhamento – Espelha fisicamente duas bases de dados. Sincronização em tempo real</text:p>
            <text:p>Replicação – Sincronizar bases de dados, em um sentido, periodicamente, com alguma transformação nos dados ou não</text:p>
            <text:p>Sincronização – Sincronizar bases de dados, nos dois sentidos, periodicamente, com alguma transformação nos dados ou não</text:p>
            <text:p>Consolidação – Realiza a consolidação de grandes volumes de dados em duas ou mais bases de informação (ex. BI). Usualmente realizada para relatórios ou para prover uma visão única de dado distribuído</text:p>
          </table:help-message>
          <table:error-message table:message-type="stop" table:display="true"/>
        </table:content-validation>
        <table:content-validation table:name="val12" table:base-cell-address="'Interfaces de Integração - Resp. do Líder do Projeto'.C1">
          <table:help-message table:title="Criticidade: Criticidade da Interface" table:display="true">
            <text:p>Crítica – Paralisa o negócio, trazendo graves prejuízos financeiros, legais ou serviços essenciais ao cidadão.</text:p>
            <text:p>Alta – Paralisa algum processo da empresa que não seja crítico.</text:p>
            <text:p>Média – Paralisa algum sistema para simples consulta ou cadastro de dados de apoio.</text:p>
            <text:p>Baixa – Não paralisa nenhum processo ou não traz impacto imediato ao sistema.</text:p>
          </table:help-message>
          <table:error-message table:message-type="stop" table:display="true"/>
        </table:content-validation>
        <table:content-validation table:name="val13" table:base-cell-address="'Interfaces de Integração - Resp. do Líder do Projeto'.C3">
          <table:help-message table:title="Criticidade da Interface" table:display="true">
            <text:p>Crítica – Paralisa o negócio, trazendo graves prejuízos financeiros, legais ou serviços essenciais ao cidadão.</text:p>
            <text:p>Alta – Paralisa algum processo da empresa que não seja crítico.</text:p>
            <text:p>Média – Paralisa algum sistema para simples consulta ou cadastro de dados de apoio.</text:p>
            <text:p>Baixa – Não paralisa nenhum processo ou não traz impacto imediato ao sistema.</text:p>
          </table:help-message>
          <table:error-message table:message-type="stop" table:display="true"/>
        </table:content-validation>
        <table:content-validation table:name="val14" table:base-cell-address="'Interfaces de Integração - Resp. do Líder do Projeto'.D1">
          <table:help-message table:title="Considera o nível da informação trafegada" table:display="true">
            <text:p>Atributo – Um (1) campo</text:p>
            <text:p>Registro – Vários campos</text:p>
            <text:p>Conjunto – Vários registros</text:p>
          </table:help-message>
          <table:error-message table:message-type="stop" table:display="true"/>
        </table:content-validation>
        <table:content-validation table:name="val15" table:base-cell-address="'Interfaces de Integração - Resp. do Líder do Projeto'.E1">
          <table:help-message table:title="Atualidade do dado:" table:display="true">
            <text:p>Imediato – Valor atual</text:p>
            <text:p>Defasado – Com alguma diferença. Ex: D-1</text:p>
          </table:help-message>
          <table:error-message table:message-type="stop" table:display="true"/>
        </table:content-validation>
        <table:content-validation table:name="val16" table:base-cell-address="'Interfaces de Integração - Resp. do Líder do Projeto'.F1">
          <table:help-message table:title="Tempo aceitável de resposta: " table:display="true">
            <text:p>Tempo viável para execução da interface – consulta ou operação – acordado entre ambas as partes</text:p>
            <text:p>Preencher: &lt;valor&gt; <text:s/>em <text:s/>&lt;segundos, minutos, horas ou dias&gt;</text:p>
          </table:help-message>
          <table:error-message table:message-type="stop" table:display="true"/>
        </table:content-validation>
        <table:content-validation table:name="val17" table:base-cell-address="'Interfaces de Integração - Resp. do Líder do Projeto'.G1">
          <table:help-message table:title="Quantidade de acessos por tempo:" table:display="true">
            <text:p>Acessos feitos pelo mesmo usuário para essa integração</text:p>
            <text:p>Preencher: &lt;quantidade&gt; por &lt;segundos, minutos, horas ou dias&gt;</text:p>
          </table:help-message>
          <table:error-message table:message-type="stop" table:display="true"/>
        </table:content-validation>
        <table:content-validation table:name="val18" table:base-cell-address="'Interfaces de Integração - Resp. do Líder do Projeto'.H1">
          <table:help-message table:title="Ajuda" table:display="true">
            <text:p>Estimativa geral de quantos acessos simultaneos é esperado aos dados da integração.</text:p>
          </table:help-message>
          <table:error-message table:message-type="stop" table:display="true"/>
        </table:content-validation>
        <table:content-validation table:name="val19" table:base-cell-address="'Interfaces de Integração - Resp. do Líder do Projeto'.I1">
          <table:help-message table:title="Descrição e observações:" table:display="true">
            <text:p>Descrição dos dados a serem providos ou consumidos e observações sobre a integração.</text:p>
          </table:help-message>
          <table:error-message table:message-type="stop" table:display="true"/>
        </table:content-validation>
        <table:content-validation table:name="val20" table:base-cell-address="'Interfaces de Integração - Resp. do Líder do Projeto'.J2">
          <table:help-message table:title="Ajuda" table:display="true">
            <text:p>Esse campo é de preenchimento da GAD. Ele conterá os links para os objetos que implementam a integração como webservices, visões, DBlinks, etc.</text:p>
          </table:help-message>
          <table:error-message table:message-type="stop" table:display="true"/>
        </table:content-validation>
      </table:content-validations>
      <table:table table:name="Identificação - Resp. do Líder do Projeto" table:style-name="ta1" table:print-ranges="'Identificação - Resp. do Líder do Projeto'.A1:'Identificação - Resp. do Líder do Projeto'.B1048570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TO / SISTEMA QUE SOLICITA SERVIÇO DE INTEGRAÇÃO</text:p>
          </table:table-cell>
          <table:covered-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Projeto/Sistema:</text:p>
          </table:table-cell>
          <table:table-cell office:value-type="string" calcext:value-type="string">
            <text:p>GDF – Gestão de Demandas de Fábrica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Líder do Projeto:</text:p>
          </table:table-cell>
          <table:table-cell table:style-name="ce15" office:value-type="string" calcext:value-type="string">
            <text:p>Weslley Nascimento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-mail do Líder do Projeto:</text:p>
          </table:table-cell>
          <table:table-cell office:value-type="string" calcext:value-type="string">
            <text:p><text:a xlink:href="mailto:weslley.nascimento@rio.rj.gov.br" xlink:type="simple">weslley.nascimento@rio.rj.gov.br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rência do Líder do Projeto:</text:p>
          </table:table-cell>
          <table:table-cell office:value-type="string" calcext:value-type="string">
            <text:p>DSI/GAQ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98483-5926 / 99444-28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OUTRAS PESSOAS ENVOLVIDAS NA INTEGRAÇÃO</text:p>
          </table:table-cell>
          <table:covered-table-cell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Jomar da Silva / jomar.silva@iplanrio.rio.rj.gov.br / 3971-7228</text:p>
          </table:table-cell>
          <table:covered-table-cell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Leandro Gualberto Saldanha Magalhães / leandro.magalhaes@iplanrio.rio.rj.gov.br / 3971-7234</text:p>
          </table:table-cell>
          <table:covered-table-cell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José Renato Correia Soares / jose.soares@iplanrio.rio.rj.gov.br / 3971-7255</text:p>
          </table:table-cell>
          <table:covered-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Tatiane da Silva Carrilho / tatiane.carrilho@iplanrio.rio.rj.gov.br / 3971-7256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S ENVOLVIDOS (preencher as informações para cada sistema participante)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A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office:value-type="string" calcext:value-type="string">
            <text:p>GDF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office:value-type="string" calcext:value-type="string">
            <text:p>Weslley Nasciment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office:value-type="string" calcext:value-type="string">
            <text:p>DSI/GAQ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<text:a xlink:href="mailto:weslley.nascimento@rio.rj.gov.br" xlink:type="simple">weslley.nascimento@rio.rj.gov.br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98483-5926 / 99444-289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style-name="ce15" office:value-type="string" calcext:value-type="string">
            <text:p>Marcia Lim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office:value-type="string" calcext:value-type="string">
            <text:p>IPLANRIO/DSI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<text:a xlink:href="mailto:marcia.lima@iplanrio.rio.rj.gov.br" xlink:type="simple">marcia.lima@iplanrio.rio.rj.gov.br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<text:s/>3971-1259 / 98909-342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1" office:value-type="string" calcext:value-type="string">
            <text:p>Abert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 office:value-type="string" calcext:value-type="string">
            <text:p>JAV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 office:value-type="string" calcext:value-type="string">
            <text:p>JAVA 1.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 office:value-type="string" calcext:value-type="string">
            <text:p>Maveri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B</text:p>
          </table:table-cell>
          <table:covered-table-cell/>
          <table:table-cell table:style-name="ce18"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office:value-type="string" calcext:value-type="string">
            <text:p>JIRA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office:value-type="string" calcext:value-type="string">
            <text:p>Santiago L Argueso G de Almeid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office:value-type="string" calcext:value-type="string">
            <text:p>DSI/GQS – FERRAMENTA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 <text:a xlink:href="mailto:santiago.almeida@iplanrio.rio.rj.gov.br" xlink:type="simple">santiago.almeida@iplanrio.rio.rj.gov.br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3971-723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C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office:value-type="string" calcext:value-type="string">
            <text:p>FINCON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office:value-type="string" calcext:value-type="string">
            <text:p>Simone Torres Assump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office:value-type="string" calcext:value-type="string">
            <text:p>Gerente de Desenvolvimento - G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simone.assumpcao@iplanrio.rio.rj.gov.b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3971-1866 / 99137-915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D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office:value-type="string" calcext:value-type="string">
            <text:p>CERBERUS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office:value-type="string" calcext:value-type="string">
            <text:p>Terson Rigaud de Freitas Juni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office:value-type="string" calcext:value-type="string">
            <text:p>DSI/GAS - JAV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terson.freitas@iplanrio.rio.rj.gov.b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3971-7225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 office:value-type="string" calcext:value-type="string">
            <text:p>Abert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 office:value-type="string" calcext:value-type="string">
            <text:p>Java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 office:value-type="string" calcext:value-type="string">
            <text:p>Java 1.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 office:value-type="string" calcext:value-type="string">
            <text:p>Maverick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E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office:value-type="string" calcext:value-type="string">
            <text:p>GIT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office:value-type="string" calcext:value-type="string">
            <text:p>Ramiris Albuquerque da Silva - Teletrabalhado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office:value-type="string" calcext:value-type="string">
            <text:p>DSI/GQS - FERRAMENTA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ramiris.silva@iplanrio.rio.rj.gov.b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3971-1490 / 99205-198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F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office:value-type="string" calcext:value-type="string">
            <text:p>SGRI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office:value-type="string" calcext:value-type="string">
            <text:p>Simone Torres Assump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office:value-type="string" calcext:value-type="string">
            <text:p>Gerente de Desenvolvimento - G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simone.assumpcao@iplanrio.rio.rj.gov.b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3971-1866 / 99137-915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G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office:value-type="string" calcext:value-type="string">
            <text:p>FINCON (FCTR)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office:value-type="string" calcext:value-type="string">
            <text:p>Simone Torres Assump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office:value-type="string" calcext:value-type="string">
            <text:p>Gerente de Desenvolvimento - GD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office:value-type="string" calcext:value-type="string">
            <text:p>simone.assumpcao@iplanrio.rio.rj.gov.b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office:value-type="string" calcext:value-type="string">
            <text:p>3971-1866 / 99137-9152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H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I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J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K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L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M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N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O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6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 table:number-columns-repeated="1022"/>
        </table:table-row>
        <table:table-row table:style-name="ro2" table:number-rows-repeated="10479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z de Sistemas Envolvidos - Resp. do Líder do Projeto" table:style-name="ta1" table:print-ranges="'Matriz de Sistemas Envolvidos - Resp. do Líder do Projeto'.A1:'Matriz de Sistemas Envolvidos - Resp. do Líder do Projeto'.K26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7" table:default-cell-style-name="Default"/>
        <table:table-row table:style-name="ro2">
          <table:table-cell table:style-name="ce19" office:value-type="string" calcext:value-type="string" table:number-columns-spanned="16" table:number-rows-spanned="1">
            <text:p>MATRIZ DE SISTEMAS ENVOLVIDOS</text:p>
          </table:table-cell>
          <table:covered-table-cell table:number-columns-repeated="9" table:style-name="ce26"/>
          <table:covered-table-cell table:style-name="ce30"/>
          <table:covered-table-cell table:number-columns-repeated="5"/>
          <table:table-cell table:number-columns-repeated="1008"/>
        </table:table-row>
        <table:table-row table:style-name="ro4">
          <table:table-cell table:style-name="ce20" office:value-type="string" calcext:value-type="string">
            <text:p>Sistemas Envolvidos e Necessidades</text:p>
          </table:table-cell>
          <table:table-cell table:style-name="ce27" table:formula="of:=[.A3]" office:value-type="string" office:string-value="GDF" calcext:value-type="string">
            <text:p>GDF</text:p>
          </table:table-cell>
          <table:table-cell table:style-name="ce27" table:formula="of:=[.A4]" office:value-type="string" office:string-value="JIRA" calcext:value-type="string">
            <text:p>JIRA</text:p>
          </table:table-cell>
          <table:table-cell table:style-name="ce27" table:formula="of:=[.A5]" office:value-type="string" office:string-value="FINCON" calcext:value-type="string">
            <text:p>FINCON</text:p>
          </table:table-cell>
          <table:table-cell table:style-name="ce27" table:formula="of:=[.A6]" office:value-type="string" office:string-value="CERBERUS" calcext:value-type="string">
            <text:p>CERBERUS</text:p>
          </table:table-cell>
          <table:table-cell table:style-name="ce27" table:formula="of:=[.A7]" office:value-type="string" office:string-value="GIT" calcext:value-type="string">
            <text:p>GIT</text:p>
          </table:table-cell>
          <table:table-cell table:style-name="ce27" table:formula="of:=[.A8]" office:value-type="string" office:string-value="SGRI" calcext:value-type="string">
            <text:p>SGRI</text:p>
          </table:table-cell>
          <table:table-cell table:style-name="ce27" table:formula="of:=[.A9]" office:value-type="string" office:string-value="FINCON (FCTR)" calcext:value-type="string">
            <text:p>FINCON (FCTR)</text:p>
          </table:table-cell>
          <table:table-cell table:style-name="ce27" table:formula="of:=[.A10]" office:value-type="float" office:value="0" calcext:value-type="float">
            <text:p/>
          </table:table-cell>
          <table:table-cell table:style-name="ce27" table:formula="of:=[.A11]" office:value-type="float" office:value="0" calcext:value-type="float">
            <text:p/>
          </table:table-cell>
          <table:table-cell table:style-name="ce27" table:formula="of:=[.A12]" office:value-type="float" office:value="0" calcext:value-type="float">
            <text:p/>
          </table:table-cell>
          <table:table-cell table:style-name="ce27" table:formula="of:=[.A13]" office:value-type="float" office:value="0" calcext:value-type="float">
            <text:p/>
          </table:table-cell>
          <table:table-cell table:style-name="ce27" table:formula="of:=[.A14]" office:value-type="float" office:value="0" calcext:value-type="float">
            <text:p/>
          </table:table-cell>
          <table:table-cell table:style-name="ce27" table:formula="of:=[.A15]" office:value-type="float" office:value="0" calcext:value-type="float">
            <text:p/>
          </table:table-cell>
          <table:table-cell table:style-name="ce27" table:formula="of:=[.A16]" office:value-type="float" office:value="0" calcext:value-type="float">
            <text:p/>
          </table:table-cell>
          <table:table-cell table:style-name="ce27" table:formula="of:=[.A17]" office:value-type="float" office:value="0" calcext:value-type="float">
            <text:p/>
          </table:table-cell>
          <table:table-cell table:number-columns-repeated="1008"/>
        </table:table-row>
        <table:table-row table:style-name="ro5">
          <table:table-cell table:style-name="ce21" table:formula="of:=['Identificação - Resp. do Líder do Projeto'.B15]" office:value-type="string" office:string-value="GDF" calcext:value-type="string">
            <text:p>GDF</text:p>
          </table:table-cell>
          <table:table-cell table:style-name="ce28"/>
          <table:table-cell table:style-name="ce29" office:value-type="string" calcext:value-type="string">
            <text:p>CE</text:p>
          </table:table-cell>
          <table:table-cell table:number-columns-repeated="5" table:style-name="ce29" office:value-type="string" calcext:value-type="string">
            <text:p>C</text:p>
          </table:table-cell>
          <table:table-cell table:style-name="ce29" table:number-columns-repeated="8"/>
          <table:table-cell table:number-columns-repeated="1008"/>
        </table:table-row>
        <table:table-row table:style-name="ro5">
          <table:table-cell table:style-name="ce21" table:formula="of:=['Identificação - Resp. do Líder do Projeto'.B53]" office:value-type="string" office:string-value="JIRA" calcext:value-type="string">
            <text:p>JIRA</text:p>
          </table:table-cell>
          <table:table-cell table:style-name="ce29" office:value-type="string" calcext:value-type="string">
            <text:p>X</text:p>
          </table:table-cell>
          <table:table-cell table:style-name="ce28"/>
          <table:table-cell table:number-columns-repeated="5" table:style-name="ce29" office:value-type="string" calcext:value-type="string">
            <text:p>X</text:p>
          </table:table-cell>
          <table:table-cell table:style-name="ce29" table:number-columns-repeated="8"/>
          <table:table-cell table:number-columns-repeated="1008"/>
        </table:table-row>
        <table:table-row table:style-name="ro5">
          <table:table-cell table:style-name="ce21" table:formula="of:=['Identificação - Resp. do Líder do Projeto'.B91]" office:value-type="string" office:string-value="FINCON" calcext:value-type="string">
            <text:p>FINCON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8"/>
          <table:table-cell table:number-columns-repeated="4" table:style-name="ce29" office:value-type="string" calcext:value-type="string">
            <text:p>X</text:p>
          </table:table-cell>
          <table:table-cell table:style-name="ce29" table:number-columns-repeated="8"/>
          <table:table-cell table:number-columns-repeated="1008"/>
        </table:table-row>
        <table:table-row table:style-name="ro5">
          <table:table-cell table:style-name="ce21" table:formula="of:=['Identificação - Resp. do Líder do Projeto'.B129]" office:value-type="string" office:string-value="CERBERUS" calcext:value-type="string">
            <text:p>CERBERUS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28"/>
          <table:table-cell table:number-columns-repeated="3" table:style-name="ce29" office:value-type="string" calcext:value-type="string">
            <text:p>X</text:p>
          </table:table-cell>
          <table:table-cell table:style-name="ce29" table:number-columns-repeated="8"/>
          <table:table-cell table:number-columns-repeated="1008"/>
        </table:table-row>
        <table:table-row table:style-name="ro5">
          <table:table-cell table:style-name="ce21" table:formula="of:=['Identificação - Resp. do Líder do Projeto'.B167]" office:value-type="string" office:string-value="GIT" calcext:value-type="string">
            <text:p>GIT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28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8"/>
          <table:table-cell table:number-columns-repeated="1008"/>
        </table:table-row>
        <table:table-row table:style-name="ro5">
          <table:table-cell table:style-name="ce21" table:formula="of:=['Identificação - Resp. do Líder do Projeto'.B205]" office:value-type="string" office:string-value="SGRI" calcext:value-type="string">
            <text:p>SGRI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number-columns-repeated="1008"/>
        </table:table-row>
        <table:table-row table:style-name="ro5">
          <table:table-cell table:style-name="ce21" table:formula="of:=['Identificação - Resp. do Líder do Projeto'.B243]" office:value-type="string" office:string-value="FINCON (FCTR)" calcext:value-type="string">
            <text:p>FINCON (FCTR)</text:p>
          </table:table-cell>
          <table:table-cell table:number-columns-repeated="6" table:style-name="ce29" office:value-type="string" calcext:value-type="string">
            <text:p>X</text:p>
          </table:table-cell>
          <table:table-cell table:style-name="ce28"/>
          <table:table-cell table:style-name="ce29" table:number-columns-repeated="8"/>
          <table:table-cell table:number-columns-repeated="1008"/>
        </table:table-row>
        <table:table-row table:style-name="ro5">
          <table:table-cell table:style-name="ce21" table:formula="of:=['Identificação - Resp. do Líder do Projeto'.B281]" office:value-type="float" office:value="0" calcext:value-type="float">
            <text:p/>
          </table:table-cell>
          <table:table-cell table:style-name="ce29" table:number-columns-repeated="7"/>
          <table:table-cell table:style-name="ce28"/>
          <table:table-cell table:style-name="ce29" table:number-columns-repeated="7"/>
          <table:table-cell table:number-columns-repeated="1008"/>
        </table:table-row>
        <table:table-row table:style-name="ro5">
          <table:table-cell table:style-name="ce21" table:formula="of:=['Identificação - Resp. do Líder do Projeto'.B319]" office:value-type="float" office:value="0" calcext:value-type="float">
            <text:p/>
          </table:table-cell>
          <table:table-cell table:style-name="ce29" table:number-columns-repeated="8"/>
          <table:table-cell table:style-name="ce28"/>
          <table:table-cell table:style-name="ce29" table:number-columns-repeated="6"/>
          <table:table-cell table:number-columns-repeated="1008"/>
        </table:table-row>
        <table:table-row table:style-name="ro5">
          <table:table-cell table:style-name="ce21" table:formula="of:=['Identificação - Resp. do Líder do Projeto'.B357]" office:value-type="float" office:value="0" calcext:value-type="float">
            <text:p/>
          </table:table-cell>
          <table:table-cell table:style-name="ce29" table:number-columns-repeated="9"/>
          <table:table-cell table:style-name="ce28"/>
          <table:table-cell table:style-name="ce29" table:number-columns-repeated="5"/>
          <table:table-cell table:number-columns-repeated="1008"/>
        </table:table-row>
        <table:table-row table:style-name="ro5">
          <table:table-cell table:style-name="ce21" table:formula="of:=['Identificação - Resp. do Líder do Projeto'.B395]" office:value-type="float" office:value="0" calcext:value-type="float">
            <text:p/>
          </table:table-cell>
          <table:table-cell table:style-name="ce29" table:number-columns-repeated="10"/>
          <table:table-cell table:style-name="ce28"/>
          <table:table-cell table:style-name="ce29" table:number-columns-repeated="4"/>
          <table:table-cell table:number-columns-repeated="1008"/>
        </table:table-row>
        <table:table-row table:style-name="ro5">
          <table:table-cell table:style-name="ce21" table:formula="of:=['Identificação - Resp. do Líder do Projeto'.B433]" office:value-type="float" office:value="0" calcext:value-type="float">
            <text:p/>
          </table:table-cell>
          <table:table-cell table:style-name="ce29" table:number-columns-repeated="11"/>
          <table:table-cell table:style-name="ce28"/>
          <table:table-cell table:style-name="ce29" table:number-columns-repeated="3"/>
          <table:table-cell table:number-columns-repeated="1008"/>
        </table:table-row>
        <table:table-row table:style-name="ro5">
          <table:table-cell table:style-name="ce21" table:formula="of:=['Identificação - Resp. do Líder do Projeto'.B471]" office:value-type="float" office:value="0" calcext:value-type="float">
            <text:p/>
          </table:table-cell>
          <table:table-cell table:style-name="ce29" table:number-columns-repeated="12"/>
          <table:table-cell table:style-name="ce28"/>
          <table:table-cell table:style-name="ce29" table:number-columns-repeated="2"/>
          <table:table-cell table:number-columns-repeated="1008"/>
        </table:table-row>
        <table:table-row table:style-name="ro5">
          <table:table-cell table:style-name="ce21" table:formula="of:=['Identificação - Resp. do Líder do Projeto'.B509]" office:value-type="float" office:value="0" calcext:value-type="float">
            <text:p/>
          </table:table-cell>
          <table:table-cell table:style-name="ce29" table:number-columns-repeated="13"/>
          <table:table-cell table:style-name="ce28"/>
          <table:table-cell table:style-name="ce29"/>
          <table:table-cell table:number-columns-repeated="1008"/>
        </table:table-row>
        <table:table-row table:style-name="ro5">
          <table:table-cell table:style-name="ce21" table:formula="of:=['Identificação - Resp. do Líder do Projeto'.B547]" office:value-type="float" office:value="0" calcext:value-type="float">
            <text:p/>
          </table:table-cell>
          <table:table-cell table:style-name="ce29" table:number-columns-repeated="14"/>
          <table:table-cell table:style-name="ce28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22" office:value-type="string" calcext:value-type="string" table:number-columns-spanned="2" table:number-rows-spanned="1">
            <text:p>LEGENDA DAS NECESSIDADES</text:p>
          </table:table-cell>
          <table:covered-table-cell table:style-name="ce30"/>
          <table:table-cell table:number-columns-repeated="1022"/>
        </table:table-row>
        <table:table-row table:style-name="ro5">
          <table:table-cell table:style-name="ce23" office:value-type="string" calcext:value-type="string">
            <text:p>Consulta Dados</text:p>
          </table:table-cell>
          <table:table-cell table:style-name="ce31" office:value-type="string" calcext:value-type="string">
            <text:p>C</text:p>
          </table:table-cell>
          <table:table-cell table:number-columns-repeated="1022"/>
        </table:table-row>
        <table:table-row table:style-name="ro5">
          <table:table-cell table:style-name="ce24" office:value-type="string" calcext:value-type="string">
            <text:p>Escreve Dados</text:p>
          </table:table-cell>
          <table:table-cell table:style-name="ce32" office:value-type="string" calcext:value-type="string">
            <text:p>E</text:p>
          </table:table-cell>
          <table:table-cell table:number-columns-repeated="1022"/>
        </table:table-row>
        <table:table-row table:style-name="ro5">
          <table:table-cell table:style-name="ce24" office:value-type="string" calcext:value-type="string">
            <text:p>Consulta e Escreve Dados</text:p>
          </table:table-cell>
          <table:table-cell table:style-name="ce32" office:value-type="string" calcext:value-type="string">
            <text:p>CE</text:p>
          </table:table-cell>
          <table:table-cell table:number-columns-repeated="1022"/>
        </table:table-row>
        <table:table-row table:style-name="ro5">
          <table:table-cell table:style-name="ce24" office:value-type="string" calcext:value-type="string">
            <text:p>Sincroniza Tabela Própria no outro banco</text:p>
          </table:table-cell>
          <table:table-cell table:style-name="ce32" office:value-type="string" calcext:value-type="string">
            <text:p>S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Sem ação</text:p>
          </table:table-cell>
          <table:table-cell table:style-name="ce33" office:value-type="string" calcext:value-type="string">
            <text:p>X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ubstituir os sistemas A,B,C... pelos sistemas envolvidos</text:p>
          </table:table-cell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faces de Integração - Resp. do Líder do Projeto" table:style-name="ta1" table:print-ranges="'Interfaces de Integração - Resp. do Líder do Projeto'.A1:'Interfaces de Integração - Resp. do Líder do Projeto'.J50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34" office:value-type="string" calcext:value-type="string" table:number-columns-spanned="10" table:number-rows-spanned="1">
            <text:p>INTERFACES DE INTEGRAÇÃO</text:p>
          </table:table-cell>
          <table:covered-table-cell table:style-name="ce37" table:content-validation-name="val10"/>
          <table:covered-table-cell table:style-name="ce37" table:content-validation-name="val12"/>
          <table:covered-table-cell table:style-name="ce37" table:content-validation-name="val14"/>
          <table:covered-table-cell table:style-name="ce37" table:content-validation-name="val15"/>
          <table:covered-table-cell table:style-name="ce37" table:content-validation-name="val16"/>
          <table:covered-table-cell table:style-name="ce37" table:content-validation-name="val17"/>
          <table:covered-table-cell table:style-name="ce37" table:content-validation-name="val18"/>
          <table:covered-table-cell table:style-name="ce37" table:content-validation-name="val19"/>
          <table:covered-table-cell/>
        </table:table-row>
        <table:table-row table:style-name="ro7">
          <table:table-cell table:style-name="ce35" office:value-type="string" calcext:value-type="string">
            <text:p>Sistemas / Projetos Envolvido</text:p>
          </table:table-cell>
          <table:table-cell table:style-name="ce35" table:content-validation-name="val10" office:value-type="string" calcext:value-type="string">
            <text:p>Razão</text:p>
          </table:table-cell>
          <table:table-cell table:style-name="ce35" table:content-validation-name="val12" office:value-type="string" calcext:value-type="string">
            <text:p>Criticidade</text:p>
          </table:table-cell>
          <table:table-cell table:style-name="ce35" table:content-validation-name="val14" office:value-type="string" calcext:value-type="string">
            <text:p>Granularidade</text:p>
          </table:table-cell>
          <table:table-cell table:style-name="ce35" table:content-validation-name="val15" office:value-type="string" calcext:value-type="string">
            <text:p>Atualidade do Dado</text:p>
          </table:table-cell>
          <table:table-cell table:style-name="ce35" table:content-validation-name="val16" office:value-type="string" calcext:value-type="string">
            <text:p>Tempo Aceitável de Resposta</text:p>
          </table:table-cell>
          <table:table-cell table:style-name="ce35" table:content-validation-name="val17" office:value-type="string" calcext:value-type="string">
            <text:p>Qtd. de Acessos por Tempo</text:p>
          </table:table-cell>
          <table:table-cell table:style-name="ce35" table:content-validation-name="val18" office:value-type="string" calcext:value-type="string">
            <text:p>Qtd. Estimada de Acessos Simultâneos</text:p>
          </table:table-cell>
          <table:table-cell table:style-name="ce35" table:content-validation-name="val19" office:value-type="string" calcext:value-type="string">
            <text:p>Descrição / Observação</text:p>
          </table:table-cell>
          <table:table-cell table:style-name="ce35" table:content-validation-name="val20" office:value-type="string" calcext:value-type="string">
            <text:p>Referência do objeto de integração</text:p>
            <text:p>(preenchido pela GAD)</text:p>
          </table:table-cell>
        </table:table-row>
        <table:table-row table:style-name="ro8">
          <table:table-cell table:style-name="ce36" office:value-type="string" calcext:value-type="string">
            <text:p>JIRA</text:p>
          </table:table-cell>
          <table:table-cell table:style-name="ce36" table:content-validation-name="val11" office:value-type="string" calcext:value-type="string">
            <text:p>Processamento Remoto com persistência</text:p>
          </table:table-cell>
          <table:table-cell table:style-name="ce36" table:content-validation-name="val13" office:value-type="string" calcext:value-type="string">
            <text:p>Alta</text:p>
          </table:table-cell>
          <table:table-cell table:style-name="ce36" table:content-validation-name="val14" office:value-type="string" calcext:value-type="string">
            <text:p>Conjunto</text:p>
          </table:table-cell>
          <table:table-cell table:style-name="ce36" table:content-validation-name="val15" office:value-type="string" calcext:value-type="string">
            <text:p>Imediato</text:p>
          </table:table-cell>
          <table:table-cell table:style-name="ce36" table:content-validation-name="val16" office:value-type="string" calcext:value-type="string">
            <text:p>3 segundos</text:p>
          </table:table-cell>
          <table:table-cell table:style-name="ce36" table:content-validation-name="val17" office:value-type="string" calcext:value-type="string">
            <text:p>1 por segundo</text:p>
          </table:table-cell>
          <table:table-cell table:style-name="ce36" table:content-validation-name="val18" office:value-type="string" calcext:value-type="string">
            <text:p>&lt; 10</text:p>
          </table:table-cell>
          <table:table-cell table:style-name="ce36" table:content-validation-name="val19" office:value-type="string" calcext:value-type="string">
            <text:p>O JIRA possui API específica facilitando a integração</text:p>
          </table:table-cell>
          <table:table-cell table:style-name="ce36"/>
        </table:table-row>
        <table:table-row table:style-name="ro2">
          <table:table-cell table:style-name="ce36" office:value-type="string" calcext:value-type="string">
            <text:p>FICON</text:p>
          </table:table-cell>
          <table:table-cell table:style-name="ce36" table:content-validation-name="val10" office:value-type="string" calcext:value-type="string">
            <text:p>Consulta</text:p>
          </table:table-cell>
          <table:table-cell table:style-name="ce36" table:content-validation-name="val12" office:value-type="string" calcext:value-type="string">
            <text:p>Média</text:p>
          </table:table-cell>
          <table:table-cell table:style-name="ce36" table:content-validation-name="val14" office:value-type="string" calcext:value-type="string">
            <text:p>Registro</text:p>
          </table:table-cell>
          <table:table-cell table:style-name="ce36" table:content-validation-name="val15" office:value-type="string" calcext:value-type="string">
            <text:p>Imediato</text:p>
          </table:table-cell>
          <table:table-cell table:style-name="ce36" table:content-validation-name="val16" office:value-type="string" calcext:value-type="string">
            <text:p>3 segundos</text:p>
          </table:table-cell>
          <table:table-cell table:style-name="ce36" table:content-validation-name="val17" office:value-type="string" calcext:value-type="string">
            <text:p>1 por segundo</text:p>
          </table:table-cell>
          <table:table-cell table:style-name="ce36" table:content-validation-name="val18" office:value-type="string" calcext:value-type="string">
            <text:p>&lt; 5</text:p>
          </table:table-cell>
          <table:table-cell table:style-name="ce36" table:content-validation-name="val19" office:value-type="string" calcext:value-type="string">
            <text:p>Leitura de informações sobre ATAs e Contratos</text:p>
          </table:table-cell>
          <table:table-cell table:style-name="ce36"/>
        </table:table-row>
        <table:table-row table:style-name="ro2">
          <table:table-cell table:style-name="ce36" office:value-type="string" calcext:value-type="string">
            <text:p>CERBERUS</text:p>
          </table:table-cell>
          <table:table-cell table:style-name="ce36" table:content-validation-name="val10" office:value-type="string" calcext:value-type="string">
            <text:p>Consulta</text:p>
          </table:table-cell>
          <table:table-cell table:style-name="ce36" table:content-validation-name="val12" office:value-type="string" calcext:value-type="string">
            <text:p>Alta</text:p>
          </table:table-cell>
          <table:table-cell table:style-name="ce36" table:content-validation-name="val14" office:value-type="string" calcext:value-type="string">
            <text:p>Conjunto</text:p>
          </table:table-cell>
          <table:table-cell table:style-name="ce36" table:content-validation-name="val15" office:value-type="string" calcext:value-type="string">
            <text:p>Imediato</text:p>
          </table:table-cell>
          <table:table-cell table:style-name="ce36" table:content-validation-name="val16" office:value-type="string" calcext:value-type="string">
            <text:p>3 segundos</text:p>
          </table:table-cell>
          <table:table-cell table:style-name="ce36" table:content-validation-name="val17" office:value-type="string" calcext:value-type="string">
            <text:p>1 por segundo</text:p>
          </table:table-cell>
          <table:table-cell table:style-name="ce36" table:content-validation-name="val18" office:value-type="string" calcext:value-type="string">
            <text:p>&lt;=1</text:p>
          </table:table-cell>
          <table:table-cell table:style-name="ce36" table:content-validation-name="val19" office:value-type="string" calcext:value-type="string">
            <text:p>O sistema é consultado para autenticação e a autorização</text:p>
          </table:table-cell>
          <table:table-cell table:style-name="ce36"/>
        </table:table-row>
        <table:table-row table:style-name="ro2">
          <table:table-cell table:style-name="ce36" office:value-type="string" calcext:value-type="string">
            <text:p>GIT</text:p>
          </table:table-cell>
          <table:table-cell table:style-name="ce36" table:content-validation-name="val10" office:value-type="string" calcext:value-type="string">
            <text:p>Consulta</text:p>
          </table:table-cell>
          <table:table-cell table:style-name="ce36" table:content-validation-name="val12" office:value-type="string" calcext:value-type="string">
            <text:p>Alta</text:p>
          </table:table-cell>
          <table:table-cell table:style-name="ce36" table:content-validation-name="val14" office:value-type="string" calcext:value-type="string">
            <text:p>Conjunto</text:p>
          </table:table-cell>
          <table:table-cell table:style-name="ce36" table:content-validation-name="val15" office:value-type="string" calcext:value-type="string">
            <text:p>Imediato</text:p>
          </table:table-cell>
          <table:table-cell table:style-name="ce36" table:content-validation-name="val16" office:value-type="string" calcext:value-type="string">
            <text:p>3 segundos</text:p>
          </table:table-cell>
          <table:table-cell table:style-name="ce36" table:content-validation-name="val17" office:value-type="string" calcext:value-type="string">
            <text:p>1 por segundo</text:p>
          </table:table-cell>
          <table:table-cell table:style-name="ce36" table:content-validation-name="val18" office:value-type="float" office:value="1" calcext:value-type="float">
            <text:p>1</text:p>
          </table:table-cell>
          <table:table-cell table:style-name="ce36" table:content-validation-name="val19" office:value-type="string" calcext:value-type="string">
            <text:p>Leitura de commits realizado em determinado pasta</text:p>
          </table:table-cell>
          <table:table-cell table:style-name="ce36"/>
        </table:table-row>
        <table:table-row table:style-name="ro2">
          <table:table-cell table:style-name="ce36" office:value-type="string" calcext:value-type="string">
            <text:p>SGRI</text:p>
          </table:table-cell>
          <table:table-cell table:style-name="ce36" table:content-validation-name="val10" office:value-type="string" calcext:value-type="string">
            <text:p>Consulta</text:p>
          </table:table-cell>
          <table:table-cell table:style-name="ce36" table:content-validation-name="val12" office:value-type="string" calcext:value-type="string">
            <text:p>Alta</text:p>
          </table:table-cell>
          <table:table-cell table:style-name="ce36" table:content-validation-name="val14" office:value-type="string" calcext:value-type="string">
            <text:p>Conjunto</text:p>
          </table:table-cell>
          <table:table-cell table:style-name="ce36" table:content-validation-name="val15" office:value-type="string" calcext:value-type="string">
            <text:p>Imediato</text:p>
          </table:table-cell>
          <table:table-cell table:style-name="ce36" table:content-validation-name="val16" office:value-type="string" calcext:value-type="string">
            <text:p>3 segundos</text:p>
          </table:table-cell>
          <table:table-cell table:style-name="ce36" table:content-validation-name="val17" office:value-type="string" calcext:value-type="string">
            <text:p>1 por segundo</text:p>
          </table:table-cell>
          <table:table-cell table:style-name="ce36" table:content-validation-name="val18" office:value-type="string" calcext:value-type="string">
            <text:p>&lt; 5</text:p>
          </table:table-cell>
          <table:table-cell table:style-name="ce36" table:content-validation-name="val19" office:value-type="string" calcext:value-type="string">
            <text:p>Leitura de sigla e nome de sistemas legados</text:p>
          </table:table-cell>
          <table:table-cell table:style-name="ce36"/>
        </table:table-row>
        <table:table-row table:style-name="ro3">
          <table:table-cell table:style-name="ce36" office:value-type="string" calcext:value-type="string">
            <text:p>FINCON (FCTR),</text:p>
          </table:table-cell>
          <table:table-cell table:style-name="ce36" table:content-validation-name="val10" office:value-type="string" calcext:value-type="string">
            <text:p>Consulta</text:p>
          </table:table-cell>
          <table:table-cell table:style-name="ce36" table:content-validation-name="val12" office:value-type="string" calcext:value-type="string">
            <text:p>Média</text:p>
          </table:table-cell>
          <table:table-cell table:style-name="ce36" table:content-validation-name="val14" office:value-type="string" calcext:value-type="string">
            <text:p>Registro</text:p>
          </table:table-cell>
          <table:table-cell table:style-name="ce36" table:content-validation-name="val15" office:value-type="string" calcext:value-type="string">
            <text:p>Imediato</text:p>
          </table:table-cell>
          <table:table-cell table:style-name="ce36" table:content-validation-name="val16" office:value-type="string" calcext:value-type="string">
            <text:p>3 segundos</text:p>
          </table:table-cell>
          <table:table-cell table:style-name="ce36" table:content-validation-name="val17" office:value-type="string" calcext:value-type="string">
            <text:p>1 por segundo</text:p>
          </table:table-cell>
          <table:table-cell table:style-name="ce36" table:content-validation-name="val18" office:value-type="string" calcext:value-type="string">
            <text:p>&lt; 5</text:p>
          </table:table-cell>
          <table:table-cell table:style-name="ce36" table:content-validation-name="val19" office:value-type="string" calcext:value-type="string">
            <text:p>Leitura de informações sobre Contratos</text:p>
          </table:table-cell>
          <table:table-cell table:style-name="ce36"/>
        </table:table-row>
        <table:table-row table:style-name="ro2" table:number-rows-repeated="42">
          <table:table-cell table:style-name="ce36"/>
          <table:table-cell table:style-name="ce36" table:content-validation-name="val10"/>
          <table:table-cell table:style-name="ce36" table:content-validation-name="val12"/>
          <table:table-cell table:style-name="ce36" table:content-validation-name="val14"/>
          <table:table-cell table:style-name="ce36" table:content-validation-name="val15"/>
          <table:table-cell table:style-name="ce36" table:content-validation-name="val16"/>
          <table:table-cell table:style-name="ce36" table:content-validation-name="val17"/>
          <table:table-cell table:style-name="ce36" table:content-validation-name="val18"/>
          <table:table-cell table:style-name="ce36" table:content-validation-name="val19"/>
          <table:table-cell table:style-name="ce36"/>
        </table:table-row>
        <table:table-row table:style-name="ro2" table:number-rows-repeated="1048525">
          <table:table-cell/>
          <table:table-cell table:content-validation-name="val10"/>
          <table:table-cell table:content-validation-name="val12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/>
        </table:table-row>
        <table:table-row table:style-name="ro2">
          <table:table-cell/>
          <table:table-cell table:content-validation-name="val10"/>
          <table:table-cell table:content-validation-name="val12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5:30:02.4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42:10.007000000</meta:creation-date>
    <dc:date>2018-01-03T15:30:14.790000000</dc:date>
    <meta:editing-duration>PT15H1M19S</meta:editing-duration>
    <meta:editing-cycles>98</meta:editing-cycles>
    <meta:generator>LibreOffice/4.2.1.1$Windows_x86 LibreOffice_project/d7dbbd7842e6a58b0f521599204e827654e1fb8b</meta:generator>
    <meta:document-statistic meta:table-count="3" meta:cell-count="770" meta:object-count="0"/>
  </office:meta>
</office:document-meta>
</file>